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PMQ Isep Misbah" svg:font-family="'LPMQ Isep Misb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708f8"/>
    </style:style>
    <style:style style:name="P2" style:family="paragraph" style:parent-style-name="Quran">
      <style:text-properties officeooo:paragraph-rsid="00448f10"/>
    </style:style>
    <style:style style:name="P3" style:family="paragraph" style:parent-style-name="Quran">
      <style:text-properties officeooo:paragraph-rsid="0046146c"/>
    </style:style>
    <style:style style:name="P4" style:family="paragraph" style:parent-style-name="Subtitle">
      <style:text-properties officeooo:rsid="003dd9a5" officeooo:paragraph-rsid="003dd9a5"/>
    </style:style>
    <style:style style:name="P5" style:family="paragraph" style:parent-style-name="Text_20_body">
      <style:text-properties officeooo:paragraph-rsid="0028117e"/>
    </style:style>
    <style:style style:name="P6" style:family="paragraph" style:parent-style-name="Text_20_body">
      <style:text-properties officeooo:rsid="003dd9a5" officeooo:paragraph-rsid="003dd9a5"/>
    </style:style>
    <style:style style:name="P7" style:family="paragraph" style:parent-style-name="Text_20_body">
      <style:text-properties officeooo:paragraph-rsid="0046146c"/>
    </style:style>
    <style:style style:name="P8" style:family="paragraph" style:parent-style-name="Title">
      <style:text-properties officeooo:rsid="0039a0ea" officeooo:paragraph-rsid="0039a0ea"/>
    </style:style>
    <style:style style:name="P9" style:family="paragraph" style:parent-style-name="Heading_20_1">
      <style:text-properties officeooo:rsid="003c34c7" officeooo:paragraph-rsid="003c34c7"/>
    </style:style>
    <style:style style:name="P10" style:family="paragraph" style:parent-style-name="Heading_20_1" style:list-style-name="">
      <style:text-properties officeooo:rsid="003f9a6e" officeooo:paragraph-rsid="003f9a6e"/>
    </style:style>
    <style:style style:name="P11" style:family="paragraph" style:parent-style-name="Heading_20_1" style:list-style-name="">
      <style:text-properties officeooo:rsid="003e2b0f" officeooo:paragraph-rsid="003e2b0f"/>
    </style:style>
    <style:style style:name="P12" style:family="paragraph" style:parent-style-name="Heading_20_1">
      <style:paragraph-properties fo:break-before="page"/>
      <style:text-properties officeooo:rsid="003f9a6e" officeooo:paragraph-rsid="003f9a6e"/>
    </style:style>
    <style:style style:name="P13" style:family="paragraph" style:parent-style-name="Heading_20_1">
      <style:paragraph-properties fo:break-before="page"/>
      <style:text-properties officeooo:rsid="003e2b0f" officeooo:paragraph-rsid="003e2b0f"/>
    </style:style>
    <style:style style:name="P14" style:family="paragraph" style:parent-style-name="Heading_20_2">
      <style:text-properties officeooo:rsid="003dd9a5" officeooo:paragraph-rsid="003f9a6e"/>
    </style:style>
    <style:style style:name="P15" style:family="paragraph" style:parent-style-name="Heading_20_2">
      <style:text-properties officeooo:rsid="003dd9a5" officeooo:paragraph-rsid="003dd9a5"/>
    </style:style>
    <style:style style:name="P16" style:family="paragraph" style:parent-style-name="Subtitle">
      <style:text-properties officeooo:paragraph-rsid="0048a149"/>
    </style:style>
    <style:style style:name="T1" style:family="text">
      <style:text-properties officeooo:rsid="003adf6a"/>
    </style:style>
    <style:style style:name="T2" style:family="text">
      <style:text-properties fo:language="id" fo:country="ID"/>
    </style:style>
    <style:style style:name="T3" style:family="text">
      <style:text-properties fo:language="id" fo:country="ID" officeooo:rsid="001e4011"/>
    </style:style>
    <style:style style:name="T4" style:family="text">
      <style:text-properties officeooo:rsid="001e4011"/>
    </style:style>
    <style:style style:name="T5" style:family="text">
      <style:text-properties style:font-name="LPMQ Isep Misbah" fo:font-size="16pt" style:font-size-asian="16pt" style:font-name-complex="LPMQ Isep Misbah" style:font-size-complex="16pt"/>
    </style:style>
    <style:style style:name="T6" style:family="text">
      <style:text-properties officeooo:rsid="003e2b0f"/>
    </style:style>
    <style:style style:name="T7" style:family="text">
      <style:text-properties officeooo:rsid="0046146c"/>
    </style:style>
    <style:style style:name="T8" style:family="text">
      <style:text-properties officeooo:rsid="004671bb"/>
    </style:style>
    <style:style style:name="T9" style:family="text">
      <style:text-properties officeooo:rsid="004708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uqyah Syari’<text:span text:style-name="T9">ah</text:span></text:p>
      <text:h text:style-name="P9" text:outline-level="1">Ruqyah Standar</text:h>
      <text:p text:style-name="Subtitle">Al <text:span text:style-name="T2">Fatihah</text:span> 1-7</text:p>
      <text:p text:style-name="Quran">بِسْمِ اللّٰهِ الرَّحْمٰنِ الرَّحِيْمِ ١ اَلْحَمْدُ لِلّٰهِ رَبِّ الْعٰلَمِيْنَۙ ٢ الرَّحْمٰنِ الرَّحِيْمِۙ ٣ مٰلِكِ يَوْمِ الدِّيْنِۗ ٤ اِيَّاكَ نَعْبُدُ وَاِيَّاكَ نَسْتَعِيْنُۗ ٥ اِهْدِنَا الصِّرَاطَ الْمُسْتَقِيْمَ ۙ ٦ صِرَاطَ الَّذِيْنَ اَنْعَمْتَ عَلَيْهِمْ ەۙ غَيْرِ الْمَغْضُوْبِ عَلَيْهِمْ وَلَا الضَّاۤلِّيْنَ ࣖ ٧</text:p>
      <text:p text:style-name="P5">Artinya: [1] Dengan nama Allah Yang Maha Pengasih, Maha Penyayang. [2] Segala puji bagi Allah, Tuhan seluruh alam, [3] Yang Maha Pengasih, Maha Penyayang, [4] Pemilik hari pembalasan. [5] Hanya kepada Engkaulah kami menyembah dan hanya kepada Engkaulah kami mohon pertolongan. [6] Tunjukilah kami jalan yang lurus, [7] (yaitu) jalan orang-orang yang telah Engkau beri nikmat kepadanya; bukan (jalan) mereka yang dimurkai, dan bukan (pula jalan) mereka yang sesat.</text:p>
      <text:p text:style-name="Subtitle"><text:span text:style-name="T4">Al </text:span><text:span text:style-name="T3">Baqarah</text:span><text:span text:style-name="T4"> 1-5</text:span></text:p>
      <text:p text:style-name="Quran">الۤمّۤ ۚ ١ ذٰلِكَ الْكِتٰبُ لَا رَيْبَ ۛ فِيْهِ ۛ هُدًى لِّلْمُتَّقِيْنَۙ ٢ الَّذِيْنَ يُؤْمِنُوْنَ بِالْغَيْبِ وَيُقِيْمُوْنَ الصَّلٰوةَ وَمِمَّا رَزَقْنٰهُمْ يُنْفِقُوْنَ ۙ ٣ وَالَّذِيْنَ يُؤْمِنُوْنَ بِمَآ اُنْزِلَ اِلَيْكَ وَمَآ اُنْزِلَ مِنْ قَبْلِكَ ۚ وَبِالْاٰخِرَةِ هُمْ يُوْقِنُوْنَۗ ٤ اُولٰۤىِٕكَ عَلٰى هُدًى مِّنْ رَّبِّهِمْ ۙ وَاُولٰۤىِٕكَ هُمُ الْمُفْلِحُوْنَ ٥<text:span text:style-name="T5"> </text:span></text:p>
      <text:p text:style-name="Text_20_body">Artinya: [1] Alif Lam Mim. [2] Kitab (Al-Qur'an) ini tidak ada keraguan padanya; petunjuk bagi mereka yang bertakwa, [3] (yaitu) mereka yang beriman kepada yang gaib, melaksanakan salat, dan menginfakkan sebagian rezeki yang Kami berikan kepada mereka, [4] dan mereka yang beriman kepada (Al-Qur'an) yang diturunkan kepadamu (Muhammad) dan (kitab-kitab) yang telah diturunkan sebelum engkau, dan mereka yakin akan adanya akhirat.</text:p>
      <text:p text:style-name="Subtitle">Al Baqarah 102</text:p>
      <text:p text:style-name="Quran">وَاتَّبَعُوْا مَا تَتْلُوا الشَّيٰطِيْنُ عَلٰى مُلْكِ سُلَيْمٰنَ ۚ وَمَا كَفَرَ سُلَيْمٰنُ وَلٰكِنَّ الشَّيٰطِيْنَ كَفَرُوْا يُعَلِّمُوْنَ النَّاسَ السِّحْرَ وَمَآ اُنْزِلَ عَلَى الْمَلَكَيْنِ بِبَابِلَ هَارُوْتَ وَمَارُوْتَ ۗ وَمَا يُعَلِّمٰنِ مِنْ اَحَدٍ حَتّٰى يَقُوْلَآ اِنَّمَا نَحْنُ فِتْنَةٌ فَلَا تَكْفُرْ ۗ فَيَتَعَلَّمُوْنَ مِنْهُمَا مَا يُفَرِّقُوْنَ بِهٖ بَيْنَ الْمَرْءِ وَزَوْجِهٖ ۗ وَمَا هُمْ بِضَاۤرِّيْنَ بِهٖ مِنْ اَحَدٍ اِلَّا بِاِذْنِ اللّٰهِ ۗ وَيَتَعَلَّمُوْنَ مَا يَضُرُّهُمْ وَلَا يَنْفَعُهُمْ ۗ وَلَقَدْ عَلِمُوْا لَمَنِ اشْتَرٰىهُ مَا لَهٗ فِى الْاٰخِرَةِ مِنْ خَلَاقٍ ۗ وَلَبِئْسَ مَاشَرَوْا بِهٖٓ اَنْفُسَهُمْ ۗ لَوْ كَانُوْا يَعْلَمُوْنَ ١٠٢</text:p>
      <text:p text:style-name="Text_20_body">Artinya: [102] Dan mereka mengikuti apa yang dibaca oleh setan-setan pada masa kerajaan Sulaiman. Sulaiman itu tidak kafir tetapi setan-setan itulah yang kafir, mereka mengajarkan sihir kepada manusia dan apa yang diturunkan kepada dua malaikat di negeri Babilonia yaitu Harut dan Marut. Padahal keduanya tidak mengajarkan sesuatu kepada seseorang sebelum mengatakan, “Sesungguhnya kami hanyalah cobaan <text:soft-page-break/>(bagimu), sebab itu janganlah kafir.” Maka mereka mempelajari dari keduanya (malaikat itu) apa yang (dapat) memisahkan antara seorang (suami) dengan istrinya. Mereka tidak akan dapat mencelakakan seseorang dengan sihirnya kecuali dengan izin Allah. Mereka mempelajari sesuatu yang mencelakakan, dan tidak memberi manfaat kepada mereka. Dan sungguh, mereka sudah tahu, barangsiapa membeli (menggunakan sihir) itu, niscaya tidak akan mendapat keuntungan di akhirat. Dan sungguh, sangatlah buruk perbuatan mereka yang menjual dirinya dengan sihir, sekiranya mereka tahu.</text:p>
      <text:p text:style-name="Subtitle">Al Baqarah 163-164</text:p>
      <text:p text:style-name="Quran">وَاِلٰهُكُمْ اِلٰهٌ وَّاحِدٌۚ لَآاِلٰهَ اِلَّا هُوَ الرَّحْمٰنُ الرَّحِيْمُ ࣖ <text:s/>١٦٣ اِنَّ فِيْ خَلْقِ السَّمٰوٰتِ وَالْاَرْضِ وَاخْتِلَافِ الَّيْلِ وَالنَّهَارِ وَالْفُلْكِ الَّتِيْ تَجْرِيْ فِى الْبَحْرِ بِمَا يَنْفَعُ النَّاسَ وَمَآ اَنْزَلَ اللّٰهُ مِنَ السَّمَاۤءِ مِنْ مَّاۤءٍ فَاَحْيَا بِهِ الْاَرْضَ بَعْدَ مَوْتِهَا وَبَثَّ فِيْهَا مِنْ كُلِّ دَاۤبَّةٍ ۖ وَّتَصْرِيْفِ الرِّيٰحِ وَالسَّحَابِ الْمُسَخَّرِ بَيْنَ السَّمَاۤءِ وَالْاَرْضِ لَاٰيٰتٍ لِّقَوْمٍ يَّعْقِلُوْنَ ١٦٤</text:p>
      <text:p text:style-name="Text_20_body">Artinya: [163] Dan Tuhan kamu adalah Tuhan Yang Maha Esa, tidak ada tuhan selain Dia, Yang Maha Pengasih, Maha Penyayang. [164] Sesungguhnya pada penciptaan langit dan bumi, pergantian malam dan siang, kapal yang berlayar di laut dengan (muatan) yang bermanfaat bagi manusia, apa yang diturunkan Allah dari langit berupa air, lalu dengan itu dihidupkan-Nya bumi setelah mati (kering), dan Dia tebarkan di dalamnya bermacam-macam binatang, dan perkisaran angin dan awan yang dikendalikan antara langit dan bumi, (semua itu) sungguh, merupakan tanda-tanda (kebesaran Allah) bagi orang-orang yang mengerti.</text:p>
      <text:p text:style-name="Subtitle">Al Baqarah 255</text:p>
      <text:p text:style-name="Quran">اَللّٰهُ لَآ اِلٰهَ اِلَّا هُوَۚ اَلْحَيُّ الْقَيُّوْمُ ەۚ لَا تَأْخُذُهٗ سِنَةٌ وَّلَا نَوْمٌۗ لَهٗ مَا فِى السَّمٰوٰتِ وَمَا فِى الْاَرْضِۗ مَنْ ذَا الَّذِيْ يَشْفَعُ عِنْدَهٗٓ اِلَّا بِاِذْنِهٖۗ يَعْلَمُ مَا بَيْنَ اَيْدِيْهِمْ وَمَا خَلْفَهُمْۚ وَلَا يُحِيْطُوْنَ بِشَيْءٍ مِّنْ عِلْمِهٖٓ اِلَّا بِمَا شَاۤءَۚ وَسِعَ كُرْسِيُّهُ السَّمٰوٰتِ وَالْاَرْضَۚ وَلَا يَـُٔوْدُهٗ حِفْظُهُمَاۚ وَهُوَ الْعَلِيُّ الْعَظِيْمُ ٢٥٥</text:p>
      <text:p text:style-name="Text_20_body">Artinya: [255] Allah, tidak ada tuhan selain Dia. Yang Mahahidup, Yang terus menerus mengurus (makhluk-Nya), tidak mengantuk dan tidak tidur. Milik-Nya apa yang ada di langit dan apa yang ada di bumi. Tidak ada yang dapat memberi syafaat di sisi-Nya tanpa izin-Nya. Dia mengetahui apa yang di hadapan mereka dan apa yang di belakang mereka, dan mereka tidak mengetahui sesuatu apa pun tentang ilmu-Nya melainkan apa yang Dia kehendaki. Kursi-Nya meliputi langit dan bumi. Dan Dia tidak merasa berat memelihara keduanya, dan Dia Mahatinggi, Mahabesar.</text:p>
      <text:p text:style-name="P16">Al Baqarah 285-286</text:p>
      <text:p text:style-name="Quran">اٰمَنَ الرَّسُوْلُ بِمَآ اُنْزِلَ اِلَيْهِ مِنْ رَّبِّهٖ وَالْمُؤْمِنُوْنَۗ كُلٌّ اٰمَنَ بِاللّٰهِ وَمَلٰۤىِٕكَتِهٖ وَكُتُبِهٖ وَرُسُلِهٖۗ لَا نُفَرِّقُ بَيْنَ اَحَدٍ مِّنْ رُّسُلِهٖ ۗ وَقَالُوْا سَمِعْنَا وَاَطَعْنَا غُفْرَانَكَ رَبَّنَا وَاِلَيْكَ الْمَصِيْرُ ٢٨٥ لَا يُكَلِّفُ اللّٰهُ نَفْسًا اِلَّا وُسْعَهَا ۗ لَهَا مَا كَسَبَتْ وَعَلَيْهَا مَا اكْتَسَبَتْ ۗ رَبَّنَا لَا تُؤَاخِذْنَآ اِنْ نَّسِيْنَآ اَوْ اَخْطَأْنَا ۚ رَبَّنَا وَلَا تَحْمِلْ <text:soft-page-break/>عَلَيْنَآ اِصْرًا كَمَا حَمَلْتَهٗ عَلَى الَّذِيْنَ مِنْ قَبْلِنَا ۚ رَبَّنَا وَلَا تُحَمِّلْنَا مَا لَا طَاقَةَ لَنَا بِهٖۚ وَاعْفُ عَنَّاۗ وَاغْفِرْ لَنَاۗ وَارْحَمْنَا ۗ اَنْتَ مَوْلٰىنَا فَانْصُرْنَا عَلَى الْقَوْمِ الْكٰفِرِيْنَ ࣖ ٢٨٦</text:p>
      <text:p text:style-name="Text_20_body">Artinya: [285] Rasul (Muhammad) beriman kepada apa yang diturunkan kepadanya (Al-Qur'an) dari Tuhannya, demikian pula orang-orang yang beriman. Semua beriman kepada Allah, malaikat-malaikat-Nya, kitab-kitab-Nya dan rasul-rasul-Nya. (Mereka berkata), “Kami tidak membeda-bedakan seorang pun dari rasul-rasul-Nya.” Dan mereka berkata, “Kami dengar dan kami taat. Ampunilah kami Ya Tuhan kami, dan kepada-Mu tempat (kami) kembali.” [286] Allah tidak membebani seseorang melainkan sesuai dengan kesanggupannya. Dia mendapat (pahala) dari (kebajikan) yang dikerjakannya dan dia mendapat (siksa) dari (kejahatan) yang diperbuatnya. (Mereka berdoa), “Ya Tuhan kami, janganlah Engkau hukum kami jika kami lupa atau kami melakukan kesalahan. Ya Tuhan kami, janganlah Engkau bebani kami dengan beban yang berat sebagaimana Engkau bebankan kepada orang-orang sebelum kami. Ya Tuhan kami, janganlah Engkau pikulkan kepada kami apa yang tidak sanggup kami memikulnya. Maafkanlah kami, ampunilah kami, dan rahmatilah kami. Engkaulah pelindung kami, maka tolonglah kami menghadapi orang-orang kafir.”</text:p>
      <text:p text:style-name="Subtitle">Al Imran 18-19</text:p>
      <text:p text:style-name="Quran">شَهِدَ اللّٰهُ اَنَّهٗ لَآ اِلٰهَ اِلَّا هُوَۙ وَالْمَلٰۤىِٕكَةُ وَاُولُوا الْعِلْمِ قَاۤىِٕمًاۢ بِالْقِسْطِۗ لَآ اِلٰهَ اِلَّا هُوَ الْعَزِيْزُ الْحَكِيْمُ ١٨ اِنَّ الدِّيْنَ عِنْدَ اللّٰهِ الْاِسْلَامُ ۗ وَمَا اخْتَلَفَ الَّذِيْنَ اُوْتُوا الْكِتٰبَ اِلَّا مِنْۢ بَعْدِ مَا جَاۤءَهُمُ الْعِلْمُ بَغْيًاۢ بَيْنَهُمْ ۗوَمَنْ يَّكْفُرْ بِاٰيٰتِ اللّٰهِ فَاِنَّ اللّٰهَ سَرِيْعُ الْحِسَابِ ١٩</text:p>
      <text:p text:style-name="Text_20_body">Artinya: [18] Allah menyatakan bahwa tidak ada tuhan selain Dia; (demikian pula) para malaikat dan orang berilmu yang menegakkan keadilan, tidak ada tuhan selain Dia, Yang Mahaperkasa, Maha-bijaksana. [19] Sesungguhnya agama di sisi Allah ialah Islam. Tidaklah berselisih orang-orang yang telah diberi Kitab kecuali setelah mereka memperoleh ilmu, karena kedengkian di antara mereka. Barangsiapa ingkar terhadap ayat-ayat Allah, maka sungguh, Allah sangat cepat perhitungan-Nya.</text:p>
      <text:p text:style-name="Subtitle">Al A’raaf 117-122</text:p>
      <text:p text:style-name="Quran">۞ وَاَوْحَيْنَآ اِلٰى مُوْسٰٓى اَنْ اَلْقِ عَصَاكَۚ فَاِذَا هِيَ تَلْقَفُ مَا يَأْفِكُوْنَۚ ١١٧ فَوَقَعَ الْحَقُّ وَبَطَلَ مَا كَانُوْا يَعْمَلُوْنَۚ ١١٨ فَغُلِبُوْا هُنَالِكَ وَانْقَلَبُوْا صٰغِرِيْنَۚ ١١٩ وَاُلْقِيَ السَّحَرَةُ سٰجِدِيْنَۙ ١٢٠ قَالُوْٓا اٰمَنَّا بِرَبِّ الْعٰلَمِيْنَۙ ١٢١ رَبِّ مُوْسٰى وَهٰرُوْنَ ١٢٢</text:p>
      <text:p text:style-name="Text_20_body">Artinya: [117] Dan Kami wahyukan kepada Musa, “Lemparkanlah tongkatmu!” Maka tiba-tiba ia menelan (habis) segala kepalsuan mereka. [118] Maka terbuktilah kebenaran, dan segala yang mereka kerjakan jadi sia-sia. [119] Maka mereka dikalahkan di tempat itu dan jadilah mereka orang-orang yang hina. [120] Dan para pesihir itu serta merta menjatuhkan diri dengan bersujud. [121] Mereka berkata, “Kami beriman kepada Tuhan seluruh alam, [122] (yaitu) Tuhannya Musa dan Harun.”</text:p>
      <text:p text:style-name="Subtitle">Yunus 81-82</text:p>
      <text:p text:style-name="Quran">فَلَمَّآ اَلْقَوْا قَالَ مُوْسٰى مَا جِئْتُمْ بِهِ ۙالسِّحْرُۗ اِنَّ اللّٰهَ سَيُبْطِلُهٗۗ اِنَّ اللّٰهَ لَا يُصْلِحُ عَمَلَ الْمُفْسِدِيْنَ ࣖ ٨١ وَيُحِقُّ اللّٰهُ الْحَقَّ بِكَلِمٰتِهٖ وَلَوْ كَرِهَ الْمُجْرِمُوْنَ ٨٢ </text:p>
      <text:p text:style-name="Text_20_body"><text:soft-page-break/>Artinya: [81] Setelah mereka melemparkan, Musa berkata, “Apa yang kamu lakukan itu, itulah sihir, sesungguhnya Allah akan menampakkan kepalsuan sihir itu. Sungguh, Allah tidak akan membiarkan terus berlangsungnya pekerjaan orang yang berbuat kerusakan.” [82] Dan Allah akan mengukuhkan yang benar dengan ketetapan-Nya, walaupun orang-orang yang berbuat dosa tidak menyukainya.</text:p>
      <text:p text:style-name="Subtitle">Toha 69</text:p>
      <text:p text:style-name="Quran">وَاَلْقِ مَا فِيْ يَمِيْنِكَ تَلْقَفْ مَا صَنَعُوْاۗ اِنَّمَا صَنَعُوْا كَيْدُ سٰحِرٍۗ وَلَا يُفْلِحُ السّٰحِرُ حَيْثُ اَتٰى ٦٩</text:p>
      <text:p text:style-name="Text_20_body">Artinya: [69] Dan lemparkan apa yang ada di tangan kananmu, niscaya ia akan menelan apa yang mereka buat. Apa yang mereka buat itu hanyalah tipu daya pesihir (belaka). Dan tidak akan menang pesihir itu, dari mana pun ia datang.”</text:p>
      <text:p text:style-name="Subtitle">Al Mukminun115-118</text:p>
      <text:p text:style-name="Quran">اَفَحَسِبْتُمْ اَنَّمَا خَلَقْنٰكُمْ عَبَثًا وَّاَنَّكُمْ اِلَيْنَا لَا تُرْجَعُوْنَ ١١٥ فَتَعٰلَى اللّٰهُ الْمَلِكُ الْحَقُّۚ لَآ اِلٰهَ اِلَّا هُوَۚ رَبُّ الْعَرْشِ الْكَرِيْمِ ١١٦ وَمَنْ يَّدْعُ مَعَ اللّٰهِ اِلٰهًا اٰخَرَ لَا بُرْهَانَ لَهٗ بِهٖۙ فَاِنَّمَا حِسَابُهٗ عِنْدَ رَبِّهٖۗ اِنَّهٗ لَا يُفْلِحُ الْكٰفِرُوْنَ ١١٧ وَقُلْ رَّبِّ اغْفِرْ وَارْحَمْ وَاَنْتَ خَيْرُ الرّٰحِمِيْنَ ࣖ ١١٨</text:p>
      <text:p text:style-name="Text_20_body">Artinya: [115] Maka apakah kamu mengira, bahwa Kami menciptakan kamu main-main (tanpa ada maksud) dan bahwa kamu tidak akan dikembalikan kepada Kami? [116] Maka Mahatinggi Allah, Raja yang sebenarnya; tidak ada tuhan (yang berhak disembah) selain Dia, Tuhan (yang memiliki) ‘Arsy yang mulia. [117] Dan barang siapa menyembah tuhan yang lain selain Allah, padahal tidak ada suatu bukti pun baginya tentang itu, maka perhitungannya hanya pada Tuhannya. Sesungguhnya orang-orang kafir itu tidak akan beruntung. [118] Dan katakanlah (Muhammad), “Ya Tuhanku, berilah ampunan dan (berilah) rahmat, Engkaulah pemberi rahmat yang terbaik.”</text:p>
      <text:p text:style-name="Subtitle">As Soffat 1-10</text:p>
      <text:p text:style-name="Quran">وَالصّٰۤفّٰتِ صَفًّاۙ ١ فَالزّٰجِرٰتِ زَجْرًاۙ ٢ فَالتّٰلِيٰتِ ذِكْرًاۙ ٣ اِنَّ اِلٰهَكُمْ لَوَاحِدٌۗ ٤ رَبُّ السَّمٰوٰتِ وَالْاَرْضِ وَمَا بَيْنَهُمَا وَرَبُّ الْمَشَارِقِۗ ٥ اِنَّا زَيَّنَّا السَّمَاۤءَ الدُّنْيَا بِزِيْنَةِ ِۨالْكَوَاكِبِۙ ٦ وَحِفْظًا مِّنْ كُلِّ شَيْطٰنٍ مَّارِدٍۚ ٧ لَا يَسَّمَّعُوْنَ اِلَى الْمَلَاِ الْاَعْلٰى وَيُقْذَفُوْنَ مِنْ كُلِّ جَانِبٍۖ ٨ دُحُوْرًا وَّلَهُمْ عَذَابٌ وَّاصِبٌ ٩ اِلَّا مَنْ خَطِفَ الْخَطْفَةَ فَاَتْبَعَهٗ شِهَابٌ ثَاقِبٌ ١٠</text:p>
      <text:p text:style-name="Text_20_body">Artinya: [1] Demi (rombongan malaikat) yang berbaris bersaf-saf, [2] demi (rombongan) yang mencegah dengan sungguh-sungguh, <text:s/>[3] demi (rombongan) yang membacakan peringatan, [4] sungguh, Tuhanmu benar-benar Esa. [5] Tuhan langit dan bumi dan apa yang berada di antara keduanya dan Tuhan tempat-tempat terbitnya matahari. [6] Sesungguhnya Kami telah menghias langit dunia (yang terdekat), dengan hiasan bintang-bintang. [7] Dan (Kami) telah menjaganya dari setiap setan yang durhaka, [8] mereka (setan-setan itu) tidak dapat mendengar (pembicaraan) para malaikat dan mereka dilempari dari segala penjuru, [9] untuk mengusir mereka dan mereka akan mendapat azab yang kekal, [10] kecuali (setan) yang mencuri (pembicaraan); maka ia dikejar oleh bintang yang menyala.</text:p>
      <text:p text:style-name="Subtitle"><text:soft-page-break/>Al Ahqaaf 29-32</text:p>
      <text:p text:style-name="Quran">وَاِذْ صَرَفْنَآ اِلَيْكَ نَفَرًا مِّنَ الْجِنِّ يَسْتَمِعُوْنَ الْقُرْاٰنَۚ فَلَمَّا حَضَرُوْهُ قَالُوْٓا اَنْصِتُوْاۚ فَلَمَّا قُضِيَ وَلَّوْا اِلٰى قَوْمِهِمْ مُّنْذِرِيْنَ ٢٩ قَالُوْا يٰقَوْمَنَآ اِنَّا سَمِعْنَا كِتٰبًا اُنْزِلَ مِنْۢ بَعْدِ مُوْسٰى مُصَدِّقًا لِّمَا بَيْنَ يَدَيْهِ يَهْدِيْٓ اِلَى الْحَقِّ وَاِلٰى طَرِيْقٍ مُّسْتَقِيْمٍ ٣٠ يٰقَوْمَنَآ اَجِيْبُوْا دَاعِيَ اللّٰهِ وَاٰمِنُوْا بِهٖ يَغْفِرْ لَكُمْ مِّنْ ذُنُوْبِكُمْ وَيُجِرْكُمْ مِّنْ عَذَابٍ اَلِيْمٍ ٣١ وَمَنْ لَّا يُجِبْ دَاعِيَ اللّٰهِ فَلَيْسَ بِمُعْجِزٍ فِى الْاَرْضِ وَلَيْسَ لَهٗ مِنْ دُوْنِهٖٓ اَوْلِيَاۤءُ ۗ اُولٰۤىِٕكَ فِيْ ضَلٰلٍ مُّبِيْنٍ ٣٢</text:p>
      <text:p text:style-name="Text_20_body">Artinya: [29] Dan (ingatlah) ketika Kami hadapkan kepadamu (Muhammad) serombongan jin yang mendengarkan (bacaan) Al-Qur'an, maka ketika mereka menghadiri (pembacaan)nya mereka berkata, “Diamlah kamu (untuk mendengarkannya)!” Maka ketika telah selesai mereka kembali kepada kaumnya (untuk) memberi peringatan. [30] Mereka berkata, “Wahai kaum kami! Sungguh, kami telah mendengarkan Kitab (Al-Qur'an) yang diturunkan setelah Musa, membenarkan (kitab-kitab) yang datang sebelumnya, membimbing kepada kebenaran dan kepada jalan yang lurus. [31] Wahai kaum kami! Terimalah (seruan) orang (Muhammad) yang menyeru kepada Allah. Dan berimanlah kepada-Nya, niscaya Dia akan mengampuni dosa-dosamu dan melepaskan kamu dari azab yang pedih. [32] Dan barang siapa tidak menerima (seruan) orang yang menyeru kepada Allah (Muhammad) maka dia tidak akan dapat melepaskan diri dari siksa Allah di bumi padahal tidak ada pelindung baginya selain Allah. Mereka berada dalam kesesatan yang nyata.”</text:p>
      <text:p text:style-name="Subtitle">Ar Rahman 33-36</text:p>
      <text:p text:style-name="Quran">يٰمَعْشَرَ الْجِنِّ وَالْاِنْسِ اِنِ اسْتَطَعْتُمْ اَنْ تَنْفُذُوْا مِنْ اَقْطَارِ السَّمٰوٰتِ وَالْاَرْضِ فَانْفُذُوْاۗ لَا تَنْفُذُوْنَ اِلَّا بِسُلْطٰنٍۚ ٣٣ فَبِاَيِّ اٰلَاۤءِ رَبِّكُمَا تُكَذِّبٰنِ ٣٤ يُرْسَلُ عَلَيْكُمَا شُوَاظٌ مِّنْ نَّارٍۙ وَّنُحَاسٌ فَلَا تَنْتَصِرَانِۚ ٣٥ فَبِاَيِّ اٰلَاۤءِ رَبِّكُمَا تُكَذِّبٰنِ ٣٦</text:p>
      <text:p text:style-name="Text_20_body">Artinya: [33] Wahai golongan jin dan manusia! Jika kamu sanggup menembus (melintasi) penjuru langit dan bumi, maka tembuslah. Kamu tidak akan mampu menembusnya kecuali dengan kekuatan (dari Allah). [34] Maka nikmat Tuhanmu yang manakah yang kamu dustakan? [35] Kepada kamu (jin dan manusia), akan dikirim nyala api dan cairan tembaga (panas) sehingga kamu tidak dapat menyelamatkan diri (darinya). [36] Maka nikmat Tuhanmu yang manakah yang kamu dustakan?</text:p>
      <text:p text:style-name="Subtitle">Al Hasyr 21-24</text:p>
      <text:p text:style-name="Quran">لَوْ اَنْزَلْنَا هٰذَا الْقُرْاٰنَ عَلٰى جَبَلٍ لَّرَاَيْتَهٗ خَاشِعًا مُّتَصَدِّعًا مِّنْ خَشْيَةِ اللّٰهِ ۗوَتِلْكَ الْاَمْثَالُ نَضْرِبُهَا لِلنَّاسِ لَعَلَّهُمْ يَتَفَكَّرُوْنَ ٢١ هُوَ اللّٰهُ الَّذِيْ لَآ اِلٰهَ اِلَّا هُوَۚ عَالِمُ الْغَيْبِ وَالشَّهَادَةِۚ هُوَ الرَّحْمٰنُ الرَّحِيْمُ ٢٢ هُوَ اللّٰهُ الَّذِيْ لَآ اِلٰهَ اِلَّا هُوَ ۚ اَلْمَلِكُ الْقُدُّوْسُ السَّلٰمُ الْمُؤْمِنُ الْمُهَيْمِنُ الْعَزِيْزُ الْجَبَّارُ الْمُتَكَبِّرُۗ سُبْحٰنَ اللّٰهِ عَمَّا يُشْرِكُوْنَ ٢٣ هُوَ اللّٰهُ الْخَالِقُ الْبَارِئُ الْمُصَوِّرُ لَهُ الْاَسْمَاۤءُ الْحُسْنٰىۗ يُسَبِّحُ لَهٗ مَا فِى السَّمٰوٰتِ وَالْاَرْضِۚ وَهُوَ الْعَزِيْزُ الْحَكِيْمُ ࣖ ٢٤</text:p>
      <text:p text:style-name="Text_20_body"><text:soft-page-break/>Artinya: [21] Sekiranya Kami turunkan Al-Qur'an ini kepada sebuah gunung, pasti kamu akan melihatnya tunduk terpecah belah disebabkan takut kepada Allah. Dan perumpamaan-perumpamaan itu Kami buat untuk manusia agar mereka berpikir. [22] Dialah Allah tidak ada tuhan selain Dia. Yang Mengetahui yang gaib dan yang nyata, Dialah Yang Maha Pengasih, Maha Penyayang. [23] Dialah Allah tidak ada tuhan selain Dia. Maharaja, Yang Mahasuci, Yang Mahasejahtera, Yang Menjaga Keamanan, Pemelihara Keselamatan, Yang Mahaperkasa, Yang Mahakuasa, Yang Memiliki Segala Keagungan, Mahasuci Allah dari apa yang mereka persekutukan. [24] Dialah Allah Yang Menciptakan, Yang Mengadakan, Yang Membentuk Rupa, Dia memiliki nama-nama yang indah. Apa yang di langit dan di bumi bertasbih kepada-Nya. Dan Dialah Yang Mahaperkasa, Mahabijaksana.</text:p>
      <text:p text:style-name="Subtitle">Al Jin 1-9</text:p>
      <text:p text:style-name="Quran">قُلْ اُوْحِيَ اِلَيَّ اَنَّهُ اسْتَمَعَ نَفَرٌ مِّنَ الْجِنِّ فَقَالُوْٓا اِنَّا سَمِعْنَا قُرْاٰنًا عَجَبًاۙ ١ يَّهْدِيْٓ اِلَى الرُّشْدِ فَاٰمَنَّا بِهٖۗ وَلَنْ نُّشْرِكَ بِرَبِّنَآ اَحَدًاۖ ٢ وَّاَنَّهٗ تَعٰلٰى جَدُّ رَبِّنَا مَا اتَّخَذَ صَاحِبَةً وَّلَا وَلَدًاۖ ٣ وَّاَنَّهٗ كَانَ يَقُوْلُ سَفِيْهُنَا عَلَى اللّٰهِ شَطَطًاۖ ٤ وَّاَنَّا ظَنَنَّآ اَنْ لَّنْ تَقُوْلَ الْاِنْسُ وَالْجِنُّ عَلَى اللّٰهِ كَذِبًاۙ ٥ وَّاَنَّهٗ كَانَ رِجَالٌ مِّنَ الْاِنْسِ يَعُوْذُوْنَ بِرِجَالٍ مِّنَ الْجِنِّ فَزَادُوْهُمْ رَهَقًاۖ ٦ وَّاَنَّهُمْ ظَنُّوْا كَمَا ظَنَنْتُمْ اَنْ لَّنْ يَّبْعَثَ اللّٰهُ اَحَدًاۖ ٧ وَّاَنَّا لَمَسْنَا السَّمَاۤءَ فَوَجَدْنٰهَا مُلِئَتْ حَرَسًا شَدِيْدًا وَّشُهُبًاۖ ٨ وَّاَنَّا كُنَّا نَقْعُدُ مِنْهَا مَقَاعِدَ لِلسَّمْعِۗ فَمَنْ يَّسْتَمِعِ الْاٰنَ يَجِدْ لَهٗ شِهَابًا رَّصَدًاۖ ٩</text:p>
      <text:p text:style-name="Text_20_body">Artinya: [1] Katakanlah (Muhammad), “Telah diwahyukan kepadaku bahwa sekumpulan jin telah mendengarkan (bacaan),” lalu mereka berkata, “Kami telah mendengarkan bacaan yang menakjubkan (Al-Qur'an), [2] (yang) memberi petunjuk kepada jalan yang benar, lalu kami beriman kepadanya. Dan kami sekali-kali tidak akan mempersekutukan sesuatu pun dengan Tuhan kami, <text:s/>[3] dan sesungguhnya Mahatinggi keagungan Tuhan kami, Dia tidak beristri dan tidak beranak.” [4] Dan sesungguhnya orang yang bodoh di antara kami dahulu selalu mengucapkan (perkataan) yang melampaui batas terhadap Allah, [5] dan sesungguhnya kami mengira, bahwa manusia dan jin itu tidak akan mengatakan perkataan yang dusta terhadap Allah, [6] dan sesungguhnya ada beberapa orang laki-laki dari kalangan manusia yang meminta perlindungan kepada beberapa laki-laki dari jin, tetapi mereka (jin) menjadikan mereka (manusia) bertambah sesat. [7] Dan sesungguhnya mereka (jin) mengira seperti kamu (orang musyrik Mekah) yang juga mengira bahwa Allah tidak akan membangkitkan kembali siapa pun (pada hari Kiamat). [8] Dan sesungguhnya kami (jin) telah mencoba mengetahui (rahasia) langit, maka kami mendapatinya penuh dengan penjagaan yang kuat dan panah-panah api, [9] dan sesungguhnya kami (jin) dahulu dapat menduduki beberapa tempat di langit itu untuk mencuri dengar (berita-beritanya). Tetapi sekarang siapa (mencoba) mencuri dengar (seperti itu) pasti akan menjumpai panah-panah api yang mengintai (untuk membakarnya).</text:p>
      <text:p text:style-name="Subtitle">Al Ikhlas</text:p>
      <text:p text:style-name="Quran">قُلْ هُوَ اللّٰهُ اَحَدٌۚ ١ اَللّٰهُ الصَّمَدُۚ ٢ لَمْ يَلِدْ وَلَمْ يُوْلَدْۙ ٣ وَلَمْ يَكُنْ لَّهٗ كُفُوًا اَحَدٌ ࣖ ٤</text:p>
      <text:p text:style-name="Text_20_body">Artinya: [1] Katakanlah (Muhammad), “Dialah Allah, Yang Maha Esa. [2] Allah tempat meminta segala sesuatu. [3] (Allah) tidak beranak dan tidak pula diperanakkan. [4] Dan tidak ada sesuatu yang setara dengan Dia.”</text:p>
      <text:p text:style-name="Subtitle"><text:soft-page-break/>Al Falaq</text:p>
      <text:p text:style-name="Quran">قُلْ اَعُوْذُ بِرَبِّ الْفَلَقِۙ ١ مِنْ شَرِّ مَا خَلَقَۙ ٢ وَمِنْ شَرِّ غَاسِقٍ اِذَا وَقَبَۙ ٣ وَمِنْ شَرِّ النَّفّٰثٰتِ فِى الْعُقَدِۙ ٤ وَمِنْ شَرِّ حَاسِدٍ اِذَا حَسَدَ ࣖ ٥</text:p>
      <text:p text:style-name="Text_20_body">Artinya: [1] Katakanlah, “Aku berlindung kepada Tuhan yang menguasai subuh (fajar), [2] dari kejahatan (makhluk yang) Dia ciptakan, [3] dan dari kejahatan malam apabila telah gelap gulita, [4] dan dari kejahatan (perempuan-perempuan) penyihir yang meniup pada buhul-buhul (talinya), [5] dan dari kejahatan orang yang dengki apabila dia dengki.”</text:p>
      <text:p text:style-name="Subtitle">An Naas</text:p>
      <text:p text:style-name="Text_20_body">Artinya:[1] Katakanlah, “Aku berlindung kepada Tuhannya manusia, [2] Raja manusia, [3] sembahan manusia, [4] dari kejahatan (bisikan) setan yang bersembunyi, [5] yang membisikkan (kejahatan) ke dalam dada manusia, [6] dari (golongan) jin dan manusia.”</text:p>
      <text:p text:style-name="Quran">قُلْ اَعُوْذُ بِرَبِّ النَّاسِۙ ١ مَلِكِ النَّاسِۙ ٢ اِلٰهِ النَّاسِۙ ٣ مِنْ شَرِّ الْوَسْوَاسِ ەۙ الْخَنَّاسِۖ ٤ الَّذِيْ يُوَسْوِسُ فِيْ صُدُوْرِ النَّاسِۙ ٥ مِنَ الْجِنَّةِ وَالنَّاسِ ࣖ ٦</text:p>
      <text:h text:style-name="P10" text:outline-level="1"/>
      <text:h text:style-name="P12" text:outline-level="1">Scanning</text:h>
      <text:h text:style-name="P14" text:outline-level="2">Ayat-Ayat Scanning</text:h>
      <text:p text:style-name="P4">Al Mukminun 103</text:p>
      <text:p text:style-name="Quran">وَمَنْ خَفَّتْ مَوَازِيْنُهٗ فَاُولٰۤىِٕكَ الَّذِيْنَ خَسِرُوْٓا اَنْفُسَهُمْ فِيْ جَهَنَّمَ خٰلِدُوْنَ ۚ ١٠٣</text:p>
      <text:p text:style-name="P6">Artinya: [103] Dan barang siapa ringan timbangan (kebaikan)nya, maka mereka itulah orang-orang yang merugikan dirinya sendiri, mereka kekal di dalam neraka Jahanam</text:p>
      <text:h text:style-name="P15" text:outline-level="2">Ayat-Ayat Pemanggil</text:h>
      <text:p text:style-name="P4">Al Baqarah 148</text:p>
      <text:p text:style-name="Quran">وَلِكُلٍّ وِّجْهَةٌ هُوَ مُوَلِّيْهَا فَاسْتَبِقُوا الْخَيْرٰتِۗ اَيْنَ مَا تَكُوْنُوْا يَأْتِ بِكُمُ اللّٰهُ جَمِيْعًا ۗ اِنَّ اللّٰهَ عَلٰى كُلِّ شَيْءٍ قَدِيْرٌ ١٤٨</text:p>
      <text:p text:style-name="P6">Artinya: [148] Dan setiap umat mempunyai kiblat yang dia menghadap kepadanya. Maka berlomba-lombalah kamu dalam kebaikan. Di mana saja kamu berada, pasti Allah akan mengumpulkan kamu semuanya. Sungguh, Allah Mahakuasa atas segala sesuatu.</text:p>
      <text:h text:style-name="P10" text:outline-level="1"/>
      <text:h text:style-name="P12" text:outline-level="1">Eksekusi</text:h>
      <text:h text:style-name="P15" text:outline-level="2">Ayat untuk Azab (Menyiksa, Membakar, Menghancurkan, Membunuh jin)</text:h>
      <text:p text:style-name="Subtitle">An Nisa 56</text:p>
      <text:p text:style-name="Quran">نَّ الَّذِيْنَ كَفَرُوْا بِاٰيٰتِنَا سَوْفَ نُصْلِيْهِمْ نَارًاۗ كُلَّمَا نَضِجَتْ جُلُوْدُهُمْ بَدَّلْنٰهُمْ جُلُوْدًا غَيْرَهَا لِيَذُوْقُوا الْعَذَابَۗ اِنَّ اللّٰهَ كَانَ عَزِيْزًا حَكِيْمًا ٥٦</text:p>
      <text:p text:style-name="Text_20_body">Artinya: [56] Sungguh, orang-orang yang kafir kepada ayat-ayat Kami, kelak akan Kami masukkan ke dalam neraka. Setiap kali kulit mereka hangus, Kami ganti dengan kulit yang lain, agar mereka merasakan azab. Sungguh, Allah Maha-perkasa, Mahabijaksana.</text:p>
      <text:p text:style-name="Subtitle">Al Ankabuut 57</text:p>
      <text:p text:style-name="Quran">كُلُّ نَفْسٍ ذَاۤىِٕقَةُ الْمَوْتِۗ ثُمَّ اِلَيْنَا تُرْجَعُوْنَ ٥٧</text:p>
      <text:p text:style-name="Text_20_body">Artinya: [57] Setiap yang bernyawa akan merasakan mati. Kemudian hanya kepada Kami kamu dikembalikan.</text:p>
      <text:h text:style-name="Heading_20_2" text:outline-level="2">Ayat Pembatal Sihir (Melepaskan dan Menawar Kekuatan Sihir) </text:h>
      <text:p text:style-name="P4">Yunus 81-82</text:p>
      <text:p text:style-name="Quran">فَلَمَّآ اَلْقَوْا قَالَ مُوْسٰى مَا جِئْتُمْ بِهِ ۙالسِّحْرُۗ اِنَّ اللّٰهَ سَيُبْطِلُهٗۗ اِنَّ اللّٰهَ لَا يُصْلِحُ عَمَلَ الْمُفْسِدِيْنَ ࣖ ٨١ وَيُحِقُّ اللّٰهُ الْحَقَّ بِكَلِمٰتِهٖ وَلَوْ كَرِهَ الْمُجْرِمُوْنَ ٨٢</text:p>
      <text:p text:style-name="P6">Artinya: [81] Setelah mereka melemparkan, Musa berkata, “Apa yang kamu lakukan itu, itulah sihir, sesungguhnya Allah akan menampakkan kepalsuan sihir itu. Sungguh, Allah tidak akan membiarkan terus berlangsungnya pekerjaan orang yang berbuat kerusakan.” [82] Dan Allah akan mengukuhkan yang benar dengan ketetapan-Nya, walaupun orang-orang yang berbuat dosa tidak menyukainya.</text:p>
      <text:h text:style-name="Heading_20_2" text:outline-level="2">Ayat untuk Asy Sifa (Khusus Penyembuhan dan Pemulihan)</text:h>
      <text:p text:style-name="Subtitle">Al Isra’ 82</text:p>
      <text:p text:style-name="Quran">وَنُنَزِّلُ مِنَ الْقُرْاٰنِ مَا هُوَ شِفَاۤءٌ وَّرَحْمَةٌ لِّلْمُؤْمِنِيْنَۙ وَلَا يَزِيْدُ الظّٰلِمِيْنَ اِلَّا خَسَارًا ٨٢</text:p>
      <text:p text:style-name="Text_20_body">Artinya: [82] Dan Kami turunkan dari Al-Qur'an (sesuatu) yang menjadi penawar dan rahmat bagi orang yang beriman, sedangkan bagi orang yang zalim (Al-Qur'an itu) hanya akan menambah kerugian.</text:p>
      <text:p text:style-name="Subtitle"><text:soft-page-break/>Fushshilat 44</text:p>
      <text:p text:style-name="Quran">وَلَوْ جَعَلْنٰهُ قُرْاٰنًا اَعْجَمِيًّا لَّقَالُوْا لَوْلَا فُصِّلَتْ اٰيٰتُهٗ ۗ ءَاَ۬عْجَمِيٌّ وَّعَرَبِيٌّ ۗ قُلْ هُوَ لِلَّذِيْنَ اٰمَنُوْا هُدًى وَّشِفَاۤءٌ ۗوَالَّذِيْنَ لَا يُؤْمِنُوْنَ فِيْٓ اٰذَانِهِمْ وَقْرٌ وَّهُوَ عَلَيْهِمْ عَمًىۗ اُولٰۤىِٕكَ يُنَادَوْنَ مِنْ مَّكَانٍۢ بَعِيْدٍ ࣖ ٤٤</text:p>
      <text:p text:style-name="Text_20_body">Artinya: Dan sekiranya Al-Qur'an Kami jadikan sebagai bacaan dalam bahasa selain bahasa Arab niscaya mereka mengatakan, “Mengapa tidak dijelaskan ayat-ayatnya?” Apakah patut (Al-Qur'an) dalam bahasa selain bahasa Arab sedang (rasul), orang Arab? Katakanlah, “Al-Qur'an adalah petunjuk dan penyembuh bagi orang-orang yang beriman. Dan orang-orang yang tidak beriman pada telinga mereka ada sumbatan, dan (Al-Qur'an) itu merupakan kegelapan bagi mereka. Mereka itu (seperti) orang-orang yang dipanggil dari tempat yang jauh.”</text:p>
      <text:h text:style-name="P11" text:outline-level="1"/>
      <text:h text:style-name="P13" text:outline-level="1">Ayat dan Doa Ruqyah Khusus (untuk Berbagai Keperluan/Teknik Khusus)</text:h>
      <text:h text:style-name="Heading_20_2" text:outline-level="2">Ayat-Ayat Al-Qur’an</text:h>
      <text:h text:style-name="Heading_20_3" text:outline-level="3">Ayat untuk Pelempar (Membuang Penyakit atau Menargetkan Energi Ruqyah ke Sasaran Tertentu)</text:h>
      <text:p text:style-name="Subtitle">Al Anfaal 17</text:p>
      <text:p text:style-name="Quran">فَلَمْ تَقْتُلُوْهُمْ وَلٰكِنَّ اللّٰهَ قَتَلَهُمْۖ وَمَا رَمَيْتَ اِذْ رَمَيْتَ وَلٰكِنَّ اللّٰهَ رَمٰىۚ وَلِيُبْلِيَ الْمُؤْمِنِيْنَ مِنْهُ بَلَاۤءً حَسَنًاۗ اِنَّ اللّٰهَ سَمِيْعٌ عَلِيْمٌ ١٧</text:p>
      <text:p text:style-name="Text_20_body">Artinya: [17] Maka (sebenarnya) bukan kamu yang membunuh mereka, melainkan Allah yang membunuh mereka, dan bukan engkau yang melempar ketika engkau melempar, tetapi Allah yang melempar. (Allah berbuat demikian untuk membinasakan mereka) dan untuk memberi kemenangan kepada orang-orang mukmin, dengan kemenangan yang baik. Sungguh, Allah Maha Mendengar, Maha Mengetahui.</text:p>
      <text:h text:style-name="Heading_20_3" text:outline-level="3">Ayat untuk Penghancur (Membuka Tameng, Menghancurkan Kekuatan Penyakit)</text:h>
      <text:p text:style-name="Subtitle">Al Hasyr 21</text:p>
      <text:p text:style-name="Quran">لَوْ اَنْزَلْنَا هٰذَا الْقُرْاٰنَ عَلٰى جَبَلٍ لَّرَاَيْتَهٗ خَاشِعًا مُّتَصَدِّعًا مِّنْ خَشْيَةِ اللّٰهِ ۗوَتِلْكَ الْاَمْثَالُ نَضْرِبُهَا لِلنَّاسِ لَعَلَّهُمْ يَتَفَكَّرُوْنَ ٢١</text:p>
      <text:p text:style-name="Text_20_body">Artinya: [21] Sekiranya Kami turunkan Al-Qur'an ini kepada sebuah gunung, pasti kamu akan melihatnya tunduk terpecah belah disebabkan takut kepada Allah. Dan perumpamaan-perumpamaan itu Kami buat untuk manusia agar mereka berpikir.</text:p>
      <text:h text:style-name="Heading_20_3" text:outline-level="3">Ayat untuk Penarik (Penyakt, Kotoran dan Benda Sihir, Jin dll)</text:h>
      <text:p text:style-name="Subtitle">Al Mu’minuun 115</text:p>
      <text:p text:style-name="Quran">اَفَحَسِبْتُمْ اَنَّمَا خَلَقْنٰكُمْ عَبَثًا وَّاَنَّكُمْ اِلَيْنَا لَا تُرْجَعُوْنَ ١١٥</text:p>
      <text:p text:style-name="Text_20_body">Artinya: [115] Maka apakah kamu mengira, bahwa Kami menciptakan kamu main-main (tanpa ada maksud) dan bahwa kamu tidak akan dikembalikan kepada Kami?</text:p>
      <text:p text:style-name="Subtitle">Al Baqarah 148</text:p>
      <text:p text:style-name="Quran">وَلِكُلٍّ وِّجْهَةٌ هُوَ مُوَلِّيْهَا فَاسْتَبِقُوا الْخَيْرٰتِۗ اَيْنَ مَا تَكُوْنُوْا يَأْتِ بِكُمُ اللّٰهُ جَمِيْعًا ۗ اِنَّ اللّٰهَ عَلٰى كُلِّ شَيْءٍ قَدِيْرٌ ١٤٨</text:p>
      <text:p text:style-name="Text_20_body"><text:soft-page-break/>Artinya: [148] Dan setiap umat mempunyai kiblat yang dia menghadap kepadanya. Maka berlomba-lombalah kamu dalam kebaikan. Di mana saja kamu berada, pasti Allah akan mengumpulkan kamu semuanya. Sungguh, Allah Mahakuasa atas segala sesuatu.</text:p>
      <text:h text:style-name="Heading_20_3" text:outline-level="3"><text:span text:style-name="T6">Ayat untuk </text:span>Pendinding<text:span text:style-name="T6"> (Membentengi Lokasi yang Sudah Disembuhkan, Melindungi Tubuh dll)</text:span></text:h>
      <text:p text:style-name="Subtitle">Yasin 9</text:p>
      <text:p text:style-name="Quran">وَجَعَلْنَا مِنْۢ بَيْنِ اَيْدِيْهِمْ سَدًّا وَّمِنْ خَلْفِهِمْ سَدًّا فَاَغْشَيْنٰهُمْ فَهُمْ لَا يُبْصِرُوْنَ ٩</text:p>
      <text:p text:style-name="Text_20_body">Artinya: [9] Dan Kami jadikan di hadapan mereka sekat (dinding) dan di belakang mereka juga sekat, dan Kami tutup (mata) mereka sehingga mereka tidak dapat melihat.</text:p>
      <text:h text:style-name="Heading_20_3" text:outline-level="3">Ayat Penakluk</text:h>
      <text:p text:style-name="Subtitle">An Naml 30-31</text:p>
      <text:p text:style-name="Quran">اِنَّهٗ مِنْ سُلَيْمٰنَ وَاِنَّهٗ بِسْمِ اللّٰهِ الرَّحْمٰنِ الرَّحِيْمِ ۙ ٣٠ اَلَّا تَعْلُوْا عَلَيَّ وَأْتُوْنِيْ مُسْلِمِيْنَ ࣖ ٣١</text:p>
      <text:p text:style-name="Text_20_body">Artinya: [30] Sesungguhnya (surat) itu dari Sulaiman yang isinya, “Dengan nama Allah Yang Maha Pengasih, Maha Penyayang, [31] janganlah engkau berlaku sombong terhadapku dan datanglah kepadaku sebagai orang-orang yang berserah diri.”</text:p>
      <text:h text:style-name="Heading_20_3" text:outline-level="3">Ayat untuk Pukulan (Digunakan ketika Menepuk/Memukul Tubuh Pasien)</text:h>
      <text:p text:style-name="Subtitle">An Nahl 126</text:p>
      <text:p text:style-name="Quran">وَاِنْ عَاقَبْتُمْ فَعَاقِبُوْا بِمِثْلِ مَا عُوْقِبْتُمْ بِهٖۗ وَلَىِٕنْ صَبَرْتُمْ لَهُوَ خَيْرٌ لِّلصّٰبِرِيْنَ ١٢٦</text:p>
      <text:p text:style-name="Text_20_body">Artinya: [126] Dan jika kamu membalas, maka balaslah dengan (balasan) yang sama dengan siksaan yang ditimpakan kepadamu. Tetapi jika kamu bersabar, sesungguhnya itulah yang lebih baik bagi orang yang sabar.</text:p>
      <text:p text:style-name="Subtitle">As Syuara 130</text:p>
      <text:p text:style-name="Quran">وَاِذَا بَطَشْتُمْ بَطَشْتُمْ جَبَّارِيْنَۚ ١٣٠</text:p>
      <text:p text:style-name="Text_20_body">Artinya: Dan apabila kamu menyiksa, maka kamu lakukan secara kejam dan bengis.</text:p>
      <text:p text:style-name="Subtitle">Al Anfaal 50</text:p>
      <text:p text:style-name="Quran">وَلَوْ تَرٰٓى اِذْ يَتَوَفَّى الَّذِيْنَ كَفَرُوا الْمَلٰۤىِٕكَةُ يَضْرِبُوْنَ وُجُوْهَهُمْ وَاَدْبَارَهُمْۚ وَذُوْقُوْا عَذَابَ الْحَرِيْقِ ٥٠</text:p>
      <text:p text:style-name="Text_20_body">Artinya: [50] Dan sekiranya kamu melihat ketika para malaikat mencabut nyawa orang-orang yang kafir sambil memukul wajah dan punggung mereka (dan berkata), “Rasakanlah olehmu siksa neraka yang membakar.”</text:p>
      <text:h text:style-name="Heading_20_2" text:outline-level="2"><text:soft-page-break/><text:span text:style-name="T6">Doa-doa </text:span>Rasulullah</text:h>
      <text:h text:style-name="Heading_20_3" text:outline-level="3">Doa Meminta Pertolongan dan Kekuatan</text:h>
      <text:p text:style-name="P3">حَسْبُنَا اللَّهُ وَنِعْمَ الْوَكِيْلُ، نِعْمَ الْمَوْلَى وَنِعْمَ النَّصِيْرُ</text:p>
      <text:p text:style-name="Text_20_body">Artinya: Cukuplah Alloh bagi kami dan Dia sebaik-baik pemimpin, sebaik-baik pelindung, sebaik-<text:span text:style-name="T8">baik</text:span> penolong</text:p>
      <text:p text:style-name="Quran">بِسْمِ اللَّهِ الَّذِي لَا يَضُرُّ مَعَ اسْمِهِ شَيْءٌ فِي الْأَرْضِ وَلَا فِي السَّمَاءِ وَهُوَ السَّمِيعُ الْعَلِيمُ</text:p>
      <text:p text:style-name="Text_20_body">Artinya: Dengan nama Allah yang bersama NamaNya sesuatu apa pun tidak akan celaka baik di bumi dan di langit. Dialah Maha Medengar lagi maha Mengetahui.</text:p>
      <text:p text:style-name="P3">نَعُوذُ بِكَلِمَاتِ اللَّهِ التَّامَّاتِ مِنْ شَرِّ مَا خَلَقَ</text:p>
      <text:p text:style-name="Text_20_body">Artinya: <text:span text:style-name="T7">Kami</text:span> berlindung dengan kalimat-kalimat Allah yang sempurna dari kejahatan makhluk yang diciptakan-Nya.</text:p>
      <text:h text:style-name="Heading_20_3" text:outline-level="3">Doa Syifa (untuk Penyakit Fisik, Psikis, Gangguan Jin dan Sihir)</text:h>
      <text:p text:style-name="P3"><text:s/>نَسْأَلُ اللَّهَ الْعَظِيمَ، رَبَّ الْعَرْشِ الْعَظِيمِ أَنْ يَشْفِيَك</text:p>
      <text:p text:style-name="P7">Artinya: <text:span text:style-name="T7">Kami</text:span> memohon kepada Allah Yang Maha Agung, Tuhan Arasy yang agung, supaya menyembuhkan engkau.</text:p>
      <text:p text:style-name="P2">اللَّهُمَّ أَذْهِبِ الْبَأْس رَبَّ النَّاسِ، وَاشْفِهُ وأَنْتَ الشَّافِي لاَ شِفَآءَ إِلاَّ شِفَاؤُكَ شِفَاءً لاَ يُغَادِرُ سَقَمً</text:p>
      <text:p text:style-name="Text_20_body">Artinya: Ya Allah, <text:span text:style-name="T7">hilangkanlah penyakit ini, wahai Penguasa seluruh manusia, sembuhkanlah! Engkau yang menyembuhkan, tidak ada kesembuhan kesuali kesembuhan dari-Mu, sembuhkanlah dengan kesembuhan yang sempurna tanpa meninggalkan rasa sakit.</text:span></text:p>
      <text:p text:style-name="P3">بِسْمِ اللَّهِ، بِسْمِ اللَّهِ، بِسْمِ اللَّهِ، نَعُوذُ بِاَللَّهِ وَقُدْرَتِهِ مِنْ شَرِّ مَا أَجِدُ وَأُحَاذِرُ</text:p>
      <text:p text:style-name="Text_20_body">Artinya: Dengan Nama Alloh, dengan Nama Alloh, dengan Nama Alloh, <text:span text:style-name="T7">Kami</text:span> berlindung dengan keperkasaan Allah dan kuasa-Nya dari kejahatan yang kau hadapi dan kami hindari</text:p>
      <text:h text:style-name="Heading_20_3" text:outline-level="3">Doa Penyiksa</text:h>
      <text:p text:style-name="Quran">اَللّٰهُمَّ إنَّا نَجْعَلُكَ فِيْ نُحُوْرِهِمْ وَنَعُوذُ بِكَ مِنْ شُرُورِهِمْ</text:p>
      <text:p text:style-name="Text_20_body">Artinya: Ya Alloh, sesungguhnya aku menjadikan E<text:span text:style-name="T7">n</text:span>gkau di leher mereka (agar kekuatan mereka tidak berdaya) dan aku berlindung dari keburukan merek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PMQ Isep Misbah" svg:font-family="'LPMQ Isep Misba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ran" style:family="paragraph" style:parent-style-name="Standard" style:master-page-name="">
      <style:paragraph-properties fo:line-height="115%" fo:text-align="center" style:justify-single-word="false" style:page-number="auto"/>
      <style:text-properties style:font-name="LPMQ Isep Misbah" fo:font-family="'LPMQ Isep Misbah'" style:font-pitch="variable" fo:font-size="18pt" officeooo:rsid="001c5360" style:font-size-asian="16pt" style:font-name-complex="LPMQ Isep Misbah" style:font-family-complex="'LPMQ Isep Misbah'" style:font-pitch-complex="variable" style:font-size-complex="1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457in" style:type="center"/>
          <style:tab-stop style:position="6.892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457in" style:type="center"/>
          <style:tab-stop style:position="6.892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4708f8"/>
    </style:style>
    <style:style style:name="MT1" style:family="text">
      <style:text-properties officeooo:rsid="003adf6a"/>
    </style:style>
    <style:page-layout style:name="Mpm1">
      <style:page-layout-properties fo:page-width="8.2701in" fo:page-height="11.6902in" style:num-format="1" style:print-orientation="portrait" fo:margin-top="0.4098in" fo:margin-bottom="0.4098in" fo:margin-left="0.6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3</text:page-number><text:s/><text:span text:style-name="MT1">dari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01:26:26.713054897</meta:creation-date>
    <dc:date>2020-10-16T07:40:09.840649489</dc:date>
    <meta:editing-duration>PT3H5M7S</meta:editing-duration>
    <meta:editing-cycles>32</meta:editing-cycles>
    <meta:generator>LibreOffice/6.4.6.2$Linux_X86_64 LibreOffice_project/40$Build-2</meta:generator>
    <meta:document-statistic meta:table-count="0" meta:image-count="0" meta:object-count="0" meta:page-count="13" meta:paragraph-count="141" meta:word-count="3810" meta:character-count="24011" meta:non-whitespace-character-count="20342"/>
  </office:meta>
</office:document-meta>
</file>